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e36" officeooo:paragraph-rsid="00025e36"/>
    </style:style>
    <style:style style:name="P2" style:family="paragraph" style:parent-style-name="Standard">
      <style:text-properties officeooo:rsid="0003c5eb" officeooo:paragraph-rsid="0003c5eb"/>
    </style:style>
    <style:style style:name="P3" style:family="paragraph" style:parent-style-name="Standard">
      <style:text-properties officeooo:rsid="00078ac7" officeooo:paragraph-rsid="00078a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eskimo.com/~scs/cclass/int/sx11c.html" text:style-name="Internet_20_link" text:visited-style-name="Visited_20_Internet_20_Link">https://www.eskimo.com/~scs/cclass/int/sx11c.html</text:a> <text:s/>fully promoted type</text:p>
      <text:p text:style-name="P2"><text:a xlink:type="simple" xlink:href="http://manpagesfr.free.fr/man/man3/stdarg.3.html" text:style-name="Internet_20_link" text:visited-style-name="Visited_20_Internet_20_Link">http://manpagesfr.free.fr/man/man3/stdarg.3.html</text:a> man stdarg, proto des fonctions</text:p>
      <text:p text:style-name="P3"><text:a xlink:type="simple" xlink:href="https://fr.wikibooks.org/wiki/Programmation_C/Types_de_base" text:style-name="Internet_20_link" text:visited-style-name="Visited_20_Internet_20_Link">https://fr.wikibooks.org/wiki/Programmation_C/Types_de_base</text:a> explications types de bas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4:46:03.143584024</meta:creation-date>
    <dc:date>2017-01-02T15:36:48.212243109</dc:date>
    <meta:editing-duration>PT4M5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5" meta:character-count="237" meta:non-whitespace-character-count="224"/>
  </office:meta>
</office:document-meta>
</file>